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B000002823E20853CF9C3BA87.png" manifest:media-type="image/png"/>
  <manifest:file-entry manifest:full-path="Pictures/1000020100000409000002835FB8A6682A65B6D1.png" manifest:media-type="image/png"/>
  <manifest:file-entry manifest:full-path="Pictures/100002010000040600000280C8CA9BCEF3F6FFFD.png" manifest:media-type="image/png"/>
  <manifest:file-entry manifest:full-path="Pictures/100002010000040400000281E415C1FB0DCEDF8A.png" manifest:media-type="image/png"/>
  <manifest:file-entry manifest:full-path="Pictures/10000201000004060000027FF73070ACDB5BE220.png" manifest:media-type="image/png"/>
  <manifest:file-entry manifest:full-path="Pictures/100002010000040C00000280A6B3C17A199EFF25.png" manifest:media-type="image/png"/>
  <manifest:file-entry manifest:full-path="Pictures/10000201000004110000028C196A7DE71DDA3C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831" officeooo:paragraph-rsid="000c1831"/>
    </style:style>
    <style:style style:name="P2" style:family="paragraph" style:parent-style-name="Standard">
      <style:text-properties officeooo:rsid="000c2c4a" officeooo:paragraph-rsid="000c2c4a"/>
    </style:style>
    <style:style style:name="P3" style:family="paragraph" style:parent-style-name="Standard">
      <style:text-properties officeooo:rsid="000ce5fc" officeooo:paragraph-rsid="000ce5fc"/>
    </style:style>
    <style:style style:name="P4" style:family="paragraph" style:parent-style-name="Standard">
      <style:text-properties officeooo:rsid="000ce5fc" officeooo:paragraph-rsid="000eb50c"/>
    </style:style>
    <style:style style:name="T1" style:family="text">
      <style:text-properties officeooo:rsid="000c2c4a"/>
    </style:style>
    <style:style style:name="T2" style:family="text">
      <style:text-properties officeooo:rsid="000eb5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159cm" svg:y="1.005cm" svg:width="17cm" svg:height="10.647cm" draw:z-index="0"><draw:image xlink:href="Pictures/10000201000004110000028C196A7DE71DDA3C83.png" xlink:type="simple" xlink:show="embed" xlink:actuate="onLoad" loext:mime-type="image/png"/></draw:frame>Home</text:p>
      <text:p text:style-name="P1"/>
      <text:p text:style-name="P1"/>
      <text:p text:style-name="P1"/>
      <text:p text:style-name="P1">L<text:span text:style-name="T1">istTrips</text:span></text:p>
      <text:p text:style-name="P1"/>
      <text:p text:style-name="P1"><draw:frame draw:style-name="fr2" draw:name="Image5" text:anchor-type="char" svg:width="17cm" svg:height="10.5cm" draw:z-index="4"><draw:image xlink:href="Pictures/100002010000040C00000280A6B3C17A199EFF25.png" xlink:type="simple" xlink:show="embed" xlink:actuate="onLoad" loext:mime-type="image/png"/></draw:frame></text:p>
      <text:p text:style-name="P1"/>
      <text:p text:style-name="P1"/>
      <text:p text:style-name="P2"><text:soft-page-break/>ApplicationForm</text:p>
      <text:p text:style-name="P2"/>
      <text:p text:style-name="P2"><draw:frame draw:style-name="fr1" draw:name="Image2" text:anchor-type="char" svg:width="17cm" svg:height="10.546cm" draw:z-index="1"><draw:image xlink:href="Pictures/10000201000004060000027FF73070ACDB5BE220.png" xlink:type="simple" xlink:show="embed" xlink:actuate="onLoad" loext:mime-type="image/png"/></draw:frame></text:p>
      <text:p text:style-name="P4"><text:span text:style-name="T2">Login</text:span></text:p>
      <text:p text:style-name="P4"><draw:frame draw:style-name="fr1" draw:name="Image6" text:anchor-type="char" svg:width="17cm" svg:height="10.599cm" draw:z-index="5"><draw:image xlink:href="Pictures/100002010000040400000281E415C1FB0DCEDF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text:span text:style-name="T2">AdminHome</text:span></text:p>
      <text:p text:style-name="P4"><draw:frame draw:style-name="fr1" draw:name="Image7" text:anchor-type="char" svg:width="17cm" svg:height="10.562cm" draw:z-index="6"><draw:image xlink:href="Pictures/100002010000040600000280C8CA9BCEF3F6FFFD.png" xlink:type="simple" xlink:show="embed" xlink:actuate="onLoad" loext:mime-type="image/png"/></draw:frame></text:p>
      <text:p text:style-name="P4">CreateTrip</text:p>
      <text:p text:style-name="P3"><draw:frame draw:style-name="fr3" draw:name="Image3" text:anchor-type="char" svg:x="0cm" svg:y="0.392cm" svg:width="17cm" svg:height="10.545cm" draw:z-index="2"><draw:image xlink:href="Pictures/100002010000040B000002823E20853CF9C3BA87.png" xlink:type="simple" xlink:show="embed" xlink:actuate="onLoad" loext:mime-type="image/png"/></draw:frame></text:p>
      <text:p text:style-name="P3"/>
      <text:p text:style-name="P3"/>
      <text:p text:style-name="P3"/>
      <text:p text:style-name="P3">TripDetails</text:p>
      <text:p text:style-name="P3"><draw:frame draw:style-name="fr2" draw:name="Image4" text:anchor-type="char" svg:width="17cm" svg:height="10.582cm" draw:z-index="3"><draw:image xlink:href="Pictures/1000020100000409000002835FB8A6682A65B6D1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3:20:54.459700380</meta:creation-date>
    <dc:date>2021-07-05T14:01:53.890520946</dc:date>
    <meta:editing-duration>PT10M28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7" meta:word-count="7" meta:character-count="63" meta:non-whitespace-character-count="63"/>
  </office:meta>
</office:document-meta>
</file>